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4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/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number-columns-repeated="5" table:default-cell-style-name="ce1"/>
        <table:table-column table:style-name="co2" table:visibility="collapse" table:default-cell-style-name="Default"/>
        <table:table-column table:style-name="co2" table:visibility="collapse" table:default-cell-style-name="ce1"/>
        <table:table-column table:style-name="co2" table:visibility="collapse" table:number-columns-repeated="2" table:default-cell-style-name="Default"/>
        <table:table-column table:style-name="co2" table:visibility="collapse" table:number-columns-repeated="2" table:default-cell-style-name="ce1"/>
        <table:table-column table:style-name="co2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Examen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Práctica de clase (ecuación sg, calificación y aumentos)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20.37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formula="of:=(50/15)*9" office:value-type="float" office:value="30" calcext:value-type="float">
            <text:p>3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style-name="ce4" table:formula="of:=(50/15)*10+50" office:value-type="float" office:value="83.333333333333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20.37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50" calcext:value-type="float">
            <office:annotation draw:style-name="gr2" draw:text-style-name="P2" svg:width="28.99mm" svg:height="152.11mm" svg:x="120.37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/>
          <table:table-cell table:style-name="ce4" table:formula="of:=(50/15)*11" office:value-type="float" office:value="36.666666666666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(50/15)*12+3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style-name="ce4" table:formula="of:=(50/15)*13+50" office:value-type="float" office:value="93.333333333333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style-name="ce4" table:formula="of:=(50/15)*14" office:value-type="float" office:value="46.666666666666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(50/15)*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" table:formula="of:=(50/15)*14" office:value-type="float" office:value="46.666666666666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table:formula="of:=(50/15)*8" office:value-type="float" office:value="26.666666666666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1:32:23.331681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1-21T11:55:48.523619386</dc:date>
    <meta:editing-duration>PT11H17M7S</meta:editing-duration>
    <meta:editing-cycles>51</meta:editing-cycles>
    <meta:generator>LibreOffice/5.1.6.2$Linux_X86_64 LibreOffice_project/10m0$Build-2</meta:generator>
    <meta:document-statistic meta:table-count="2" meta:cell-count="178" meta:object-count="0"/>
  </office:meta>
</office:document-meta>
</file>